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खुरीस फोडटल्यांचेर कंट्रोल ना केप्यां फोडले आनीक 2 खुरीस एक शेळवणां दुसरो कुडचड्यार आमदाराचे घराकडेन गस्तीर आयआरबी प्लॅटून फोडटल्यांचो पत्तो ना एसपींच्यो ट्रान्स्फरी.</text:p>
      <text:p>अमित शहाचे दाबोळे एरपोर्टावेले सभे उपरांत आतां एरपोर्टार लग्नाचें रिसॅप्शनाक कॉंग्रेसीचे सरचिटणीसाचो एरपोर्ट डायरेक्टराक अर्ज बीजेपी म्हण्टा सभा स्पॉन्टेनियस कॉंग्रेस म्हण्टा शहा बेजबाबदार.</text:p>
      <text:p>मिरामार हॉटेल मॅरियटालागसरचो नो डॅव्हलोपमेंट झोन मार्क करचो जीसीझेडएमएक हायकोर्टाचो 12 जुलयमेरेन प्राज मॅरियटाचेर एक्शन ना म्हूण गोवा फावंडेशन हायकोर्टांत.</text:p>
      <text:p>रिफिल गॅस सिलिंडरांतलो एलपीजी हांगचो थंय करून गॅस चोरपी एजन्सीचें रॅकेट बाणावलेकारांनी फोडलेंलोडर ड्रायव्हराक धल्ले रंगे हाथट्यूब लावनअर्धे सिलिंडर रिकामे.</text:p>
      <text:p>बावीसावे आशियाई एथलॅटिक्स सर्तीक ऑदिशांत सुरुवात पंचेचाळीस देशांतल्यान आयल्या एथलॅट्स</text:p>
      <text:p>आनी</text:p>
      <text:p>आशाढांतल्या पावसाच्या नेटार माशेलांत देवकीकृष्णामुखार चिखलकालो भुरगे जाण्टे नेण्टे बिनधास्त बरबटले पळयात माशेलांतलो चिखलकालो</text:p>
      <text:p>खुरीस आनी देवळ्यांतल्यो मूर्ती फोडटल्यांचेर अजून तरी पुलिसांचो कंट्रोल दिसना. दक्षिण गोंयात ब्रेस्तारा आनीक दोन कडेन खुरीस फोडले. एक शेळवणा आल्मा खुरीस आनी दुसरो कुडचड्यार मार्केटांत आमदार निलेश काब्रालाच्या घरा कुशीकूच खुरीस फोडलो. आतां खंय पुलीस असले गजालींचेर नजर दवरुंक आयआरबीचे दोन खासा प्लॅटून गस्तीर घालतले. सांजे म्हणल्यार सरकारान एसपींक ट्रान्स्फर माल्ले.</text:p>
      <text:p>सिलींडर डिलीवरी करपाक म्हूण भायर सरप ट्रक वाटेर दवरून सिलींडर अर्धो करप आनी मागीर सप्लाय करप बाणावलेकारांनी एलपीडी गॅस चोरपाचें एजन्सीचें रॅकेट एक्स्पोज केलें. गॅस हांगचो थंय करपाचें काम बारीकसो ट्यूब पांच मिनटांभितर करता. लोकांनी ट्रक आडावन लोडर आनी ड्रायव्हर बरेच थापटायले. पोलीस पावता म्हणल्यार चर्चीलान अर्धें इन्व्हॅस्टिगेशन केल्लें.</text:p>
      <text:p>आनीक एकलो बुडलो दृष्टि लायफगार्डांनी कोलवा बिचार एकल्याक बुडटना वयर काडून साल्वार केलो खरो मात तो हॉस्पिसियोंत सोपलो. ब्रेस्तारा सकाळची गजाल. हॉस्पिसीयोंत शिफ्ट करता म्हणल्यार तो सोपलो. मेला ताची वळख अजून कळिल्ली ना. तो गोंयकार वा टूरिस्ट तेय कळिल्लें ना. एकवेळ उदकांत ताका फीट्स आयली आयूए म्हूण दुबाव</text:p>
      <text:p>घेवया एक ब्रेक</text:p>
      <text:p>लुईझिना फाटल्यान कॉंग्रेसीचो नवो प्रदेश अध्यक्ष नेमपाची प्रक्रिया जाल्या. एक दोन दिसांत अध्यक्ष आनी उपाध्यक्षाची घोशणा जातली म्हूण एआयसीसीचो सचीव गिरिश चोडणकार मिडियाकडेन उलयलो. पक्षाकडेन प्रामाणीक आशिल्ल्या मनशाकूच खंय अध्यक्ष करतले. खुरीस आनी मूर्ती विटंबना तशेंच सवे कसिनोचो कॉंग्रेसीन विशय काडलो.</text:p>
      <text:p>अमित शाहची दोबोळे विमानतळावेली सभा ही स्पोंटेनियस. कोंग्रसीन एअरर्पोट डायरेक्टराक घाल्लो घेराव खऱ्या अर्थान ब्रिच ऑफ सिक्युरीटी म्हूण माविनाचो दावो. अमीत शाहाक कायद्याचें भान जाय आशिल्लें. सिआरपीएफाचेर प्रेशर घालून सभा घेतल्या म्हूण कॉंग्रेसीचे गिरीश चोडणकाराचो आरोप. मात कॉंग्रेसीचो एकूय आमदार हाचेर उलोवंक फुडें येना म्हूण प्रुडंटाचे डिबेटींत विशय आयलो.</text:p>
      <text:p>मिरामार हॉटेल मॅरियटालागसरचो नो डॅव्हलोपमेंट झोन मेजून ताचें मार्किंग करचें म्हूण हायकोर्टान जीसीझेडएमएक ऑर्द काडल्या. आदेश बेकायदेशीर बांदकाम प्रकरणाचे सुनावणेवेळार काडला. कोर्टान पोरूं 29 जुनमेरेन मार्किंग करून मॅरियटाचे बेकायदेशीर बांदकामाचो भाग मोडचो म्हूण आदेश दिल्लो जीसीझेडएमए प्राज मागपाक कोर्टांत गेल्ली. कोर्टान 12 जुलयमेरेन प्राज दिला.</text:p>
      <text:p>घेवया एक ब्रेक</text:p>
      <text:p>कोंकण रेल्वे रुटार डबल ट्रेक करपाइतलें ट्राफिक ना. मायनींग सुर जाल्यार तशें ट्राफीक वाडटले मात तोमेरेन कँपॅसीटी डबल करपाचें काम हातांत घेतलां म्हूण कोंकण रेल्वेचो एमडी संजय गुप्ता उलयला. करमळेच्यान सुटपी तेजस ट्रेनींक पणजेच्यान कनॅक्टिंग कंदबा सुरुकरतले. कोंकणांत खंय रेल्वेची चड येणावळ पॅसेंजर सेफ्टीचेर खर्चाक वता.</text:p>
      <text:p>ड्रायव्हिंग लायसन्स आनी आर सी बूक आतां लोकांच्या घरा पावतले. आरटीओन आतां ही नवी पद्धत सुरु केल्या. इंडिया पोस्ट जीइएल आनी ट्रानस्पोर्ट खात्याचो हो प्रॉजॅक्ट. लोकांक परत परत आरटीओंत फावटी पडटा म्हूण नवी वेवस्था केल्या म्हूण आरटीओ सांगता. सगली म्हायती एसएमएसावरवीं मेळटली.</text:p>
      <text:p>घेवया एक ब्रेक</text:p>
      <text:p>आतांमेरेन उसगांव तिस्कावेल्या पीडीए मार्केटाचे फक्त स्लॅबाचो कुडके आनी प्लास्टर कोसळटालो आतां थंय कोयराच्यो राशी कुसपाक लागिल्ल्यान लोकांक मलेरिया आनी डेंगूचो भंय पडला.मार्केट कॉम्पलेक्साचे हे बिल्डिंगेक 25 वर्सां मायज जालीं तिची दशा जाली तरी पीडीए नजर घालपाक तयार ना.कोणूच कायंच करीना जाल्यार कोयर उखलपाचें पंचायतीच्या माथ्यार.</text:p>
      <text:p>मडगवां पुलीस स्टेशनाचे म्हऱ्यांतूच गाडे फोडले.रातीं पोलीस स्टेशनाकडच्यान 50 मिटरांचेर दोन गाडे फोडले. 700 रुपया कॅश सिग्रेटी गुटका आनी बाकीचे सामान चोरांनी उखल्लें.गाडेय डॅमेज जाल्यात.पोलीसांक मात सकाळमेरेन कायच कळूंक नाशिल्ले.गाडेकार म्हण्टा पुलिसांची लज काडली.</text:p>
      <text:p>घेवया एक ब्रेक</text:p>
      <text:p>आतां पळोवया गोंयच्या बाकीच्या वाठारांतल्यो कांय खबरो.</text:p>
      <text:p>बावीसावे आशियाई एथलॅटिक्स सर्तीक ब्रेस्तारा ओदिशांत सुरवात जाली. पंचेचाळीस देशांतल्यान आठशें एथलॅ्टसांनी हांतूत वांटो घेतला. णव तारखे मेरेन ही सर्त जातली. गेल्ले आशियाई सर्तीत भारताक चार भांगरा सयत वट्ट 13 पदकां मेळील्ली. आता घरच्या मैदानार भारताकडल्यान खुप अपेक्षा आसा.</text:p>
      <text:p>आशाढांतल्या पावसाच्या नेटार एकादशीकडेनबिनधास्त चिखलांत लोळपाचो चिखलकालो माशेलांतलो देवकीकृष्णाचो हो फामाद चिखलकालो ब्रेस्तारा जालो. माशेलांतल्या जाणट्यां नेट्यांनी साभांळून दवरिल्ली परंपरा. ह्या चिखलाक वखदी गुण म्हूण लोकांचो समज विठ्ठलाचो गजर करीत चिखलकाल्याक भुरगे धरून जाण्टे नेण्टे सगल्यांची गर्दी. पळयात माशेलांतलो चिखलकालो.</text:p>
      <text:p>हें बुलॅटिन हांगांच सोंपता ह्यो खबरो तुमकां प्रुडंट वॉट्सॅप ट्विटर फेसबूक आनी प्रुडंट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